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11bd8" officeooo:paragraph-rsid="00211bd8"/>
    </style:style>
    <style:style style:name="P2" style:family="paragraph" style:parent-style-name="Text_20_body">
      <style:text-properties officeooo:rsid="00236108" officeooo:paragraph-rsid="00236108"/>
    </style:style>
    <style:style style:name="P3" style:family="paragraph" style:parent-style-name="Heading_20_2">
      <style:text-properties officeooo:rsid="00236108" officeooo:paragraph-rsid="00236108"/>
    </style:style>
    <style:style style:name="P4" style:family="paragraph" style:parent-style-name="Heading_20_1">
      <style:text-properties officeooo:rsid="00200ad9" officeooo:paragraph-rsid="00200ad9"/>
    </style:style>
    <style:style style:name="T1" style:family="text">
      <style:text-properties officeooo:rsid="0022a5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xercise <text:span text:style-name="T1">2</text:span></text:h>
      <text:h text:style-name="P3" text:outline-level="2">Point position relative to triangle</text:h>
      <text:p text:style-name="P2">For deciding the relative position of a point from a triangle that can be define clockwise or counter-clockwise first I calculated the orientation of the points and used its polarity for testing the points to be classified.</text:p>
      <text:p text:style-name="P2">Then, I calculated the orientation of the point to be classified and each pair of points that define the edges of the triangle and using the triangle's orientation and these 3 more orientation I decide where <text:s/>is the p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11bd8" officeooo:paragraph-rsid="00211bd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lessio Linares Bernardini<text:tab/><text:tab/>Computational Geomet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io Linares</meta:initial-creator>
    <meta:creation-date>2016-01-08T10:24:32.346935424</meta:creation-date>
    <meta:generator>LibreOffice/5.0.2.2$Linux_X86_64 LibreOffice_project/00m0$Build-2</meta:generator>
    <dc:date>2016-01-09T13:58:43.968041683</dc:date>
    <dc:creator>Alessio Linares</dc:creator>
    <meta:editing-duration>PT20M45S</meta:editing-duration>
    <meta:editing-cycles>3</meta:editing-cycles>
    <meta:document-statistic meta:table-count="0" meta:image-count="0" meta:object-count="0" meta:page-count="1" meta:paragraph-count="5" meta:word-count="88" meta:character-count="540" meta:non-whitespace-character-count="455"/>
  </office:meta>
</office:document-meta>
</file>